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>
      <style:text-properties officeooo:rsid="0034e094" officeooo:paragraph-rsid="0007acc1" fo:background-color="#ff6666"/>
    </style:style>
    <style:style style:name="P4" style:family="paragraph" style:parent-style-name="Standard">
      <style:text-properties officeooo:rsid="004cad31" officeooo:paragraph-rsid="004cad31" fo:background-color="#ff6666"/>
    </style:style>
    <style:style style:name="P5" style:family="paragraph" style:parent-style-name="Standard">
      <style:text-properties officeooo:rsid="00169326" officeooo:paragraph-rsid="00169326" fo:background-color="transparent"/>
    </style:style>
    <style:style style:name="P6" style:family="paragraph" style:parent-style-name="Standard">
      <style:text-properties officeooo:rsid="0019b2f7" officeooo:paragraph-rsid="0019b2f7" fo:background-color="transparent"/>
    </style:style>
    <style:style style:name="P7" style:family="paragraph" style:parent-style-name="Standard">
      <style:text-properties officeooo:rsid="002d0652" officeooo:paragraph-rsid="002d0652" fo:background-color="transparent"/>
    </style:style>
    <style:style style:name="P8" style:family="paragraph" style:parent-style-name="Standard">
      <style:text-properties officeooo:rsid="00381fb0" officeooo:paragraph-rsid="00381fb0" fo:background-color="transparent"/>
    </style:style>
    <style:style style:name="P9" style:family="paragraph" style:parent-style-name="Standard">
      <style:text-properties officeooo:rsid="00a29f21" officeooo:paragraph-rsid="00a29f21" fo:background-color="transparent"/>
    </style:style>
    <style:style style:name="P10" style:family="paragraph" style:parent-style-name="Standard">
      <style:text-properties officeooo:rsid="00a34157" officeooo:paragraph-rsid="00a34157" fo:background-color="transparent"/>
    </style:style>
    <style:style style:name="P11" style:family="paragraph" style:parent-style-name="Standard">
      <style:text-properties officeooo:rsid="00a83b71" officeooo:paragraph-rsid="00a83b71" fo:background-color="transparent"/>
    </style:style>
    <style:style style:name="P12" style:family="paragraph" style:parent-style-name="Standard">
      <style:text-properties officeooo:rsid="00bad90c" officeooo:paragraph-rsid="00bad90c" fo:background-color="transparent"/>
    </style:style>
    <style:style style:name="P13" style:family="paragraph" style:parent-style-name="Standard">
      <style:text-properties officeooo:rsid="00ee50d4" officeooo:paragraph-rsid="00ee50d4" fo:background-color="transparent"/>
    </style:style>
    <style:style style:name="P14" style:family="paragraph" style:parent-style-name="Standard" style:list-style-name="L1">
      <style:text-properties officeooo:rsid="00055b8b" officeooo:paragraph-rsid="00055b8b" fo:background-color="#ff6666"/>
    </style:style>
    <style:style style:name="P15" style:family="paragraph" style:parent-style-name="Standard" style:list-style-name="L1">
      <style:text-properties officeooo:rsid="00055b8b" officeooo:paragraph-rsid="007a76c8" fo:background-color="#ff6666"/>
    </style:style>
    <style:style style:name="P16" style:family="paragraph" style:parent-style-name="Standard" style:list-style-name="L1">
      <style:text-properties officeooo:rsid="002ed1c3" officeooo:paragraph-rsid="002ed1c3" fo:background-color="#ff6666"/>
    </style:style>
    <style:style style:name="P17" style:family="paragraph" style:parent-style-name="Standard" style:list-style-name="L1">
      <style:text-properties officeooo:rsid="007cc6dc" officeooo:paragraph-rsid="00b2b0d3" fo:background-color="#ff6666"/>
    </style:style>
    <style:style style:name="P18" style:family="paragraph" style:parent-style-name="Standard" style:list-style-name="L1">
      <style:text-properties officeooo:rsid="0083ccca" officeooo:paragraph-rsid="0083ccca" fo:background-color="#ff6666"/>
    </style:style>
    <style:style style:name="P19" style:family="paragraph" style:parent-style-name="Standard" style:list-style-name="L1">
      <style:text-properties officeooo:rsid="000efa54" officeooo:paragraph-rsid="000efa54" fo:background-color="#ff6666"/>
    </style:style>
    <style:style style:name="P20" style:family="paragraph" style:parent-style-name="Standard" style:list-style-name="L1">
      <style:text-properties officeooo:rsid="0015d71b" officeooo:paragraph-rsid="0015d71b" fo:background-color="#ff6666"/>
    </style:style>
    <style:style style:name="P21" style:family="paragraph" style:parent-style-name="Standard" style:list-style-name="L1">
      <style:text-properties officeooo:rsid="0005e3bc" officeooo:paragraph-rsid="0005e3bc" fo:background-color="#ff6666"/>
    </style:style>
    <style:style style:name="P22" style:family="paragraph" style:parent-style-name="Standard" style:list-style-name="L1">
      <style:text-properties officeooo:rsid="002f42d3" officeooo:paragraph-rsid="002f42d3" fo:background-color="#ff6666"/>
    </style:style>
    <style:style style:name="P23" style:family="paragraph" style:parent-style-name="Standard" style:list-style-name="L1">
      <style:text-properties officeooo:rsid="004cad31" officeooo:paragraph-rsid="004cad31" fo:background-color="#ff6666"/>
    </style:style>
    <style:style style:name="P24" style:family="paragraph" style:parent-style-name="Standard" style:list-style-name="L1">
      <style:text-properties officeooo:rsid="00e7eb30" officeooo:paragraph-rsid="00e7eb30" fo:background-color="#ff6666"/>
    </style:style>
    <style:style style:name="P25" style:family="paragraph" style:parent-style-name="Standard" style:list-style-name="L1">
      <style:text-properties officeooo:rsid="0007acc1" officeooo:paragraph-rsid="0007acc1" fo:background-color="#ff6666"/>
    </style:style>
    <style:style style:name="P26" style:family="paragraph" style:parent-style-name="Standard" style:list-style-name="L1">
      <style:text-properties officeooo:rsid="009cd0f5" officeooo:paragraph-rsid="009cd0f5" fo:background-color="#ff6666"/>
    </style:style>
    <style:style style:name="P27" style:family="paragraph" style:parent-style-name="Standard" style:list-style-name="L1">
      <style:text-properties officeooo:rsid="00adfa58" officeooo:paragraph-rsid="00adfa58" fo:background-color="#ff6666"/>
    </style:style>
    <style:style style:name="P28" style:family="paragraph" style:parent-style-name="Standard" style:list-style-name="L1">
      <style:text-properties officeooo:rsid="00a0bf56" officeooo:paragraph-rsid="00a0bf56" fo:background-color="#ff6666"/>
    </style:style>
    <style:style style:name="P29" style:family="paragraph" style:parent-style-name="Standard" style:list-style-name="L1">
      <style:text-properties officeooo:rsid="00f8d25a" officeooo:paragraph-rsid="00f8d25a" fo:background-color="#ff6666"/>
    </style:style>
    <style:style style:name="P30" style:family="paragraph" style:parent-style-name="Standard" style:list-style-name="L1">
      <style:text-properties officeooo:rsid="00ff12d6" officeooo:paragraph-rsid="00ff12d6" fo:background-color="#ff6666"/>
    </style:style>
    <style:style style:name="P31" style:family="paragraph" style:parent-style-name="Standard" style:list-style-name="L1">
      <style:text-properties officeooo:rsid="00ffcc8c" officeooo:paragraph-rsid="00ffcc8c" fo:background-color="#ff6666"/>
    </style:style>
    <style:style style:name="P32" style:family="paragraph" style:parent-style-name="Standard" style:list-style-name="L1">
      <style:text-properties officeooo:rsid="01045035" officeooo:paragraph-rsid="01045035" fo:background-color="#ff6666"/>
    </style:style>
    <style:style style:name="P33" style:family="paragraph" style:parent-style-name="Standard" style:list-style-name="L1">
      <style:text-properties officeooo:rsid="007cc6dc" officeooo:paragraph-rsid="007cc6dc" fo:background-color="#ffcc00"/>
    </style:style>
    <style:style style:name="P34" style:family="paragraph" style:parent-style-name="Standard" style:list-style-name="L1">
      <style:text-properties officeooo:rsid="0082a0bc" officeooo:paragraph-rsid="0082a0bc" fo:background-color="#ffcc00"/>
    </style:style>
    <style:style style:name="P35" style:family="paragraph" style:parent-style-name="Standard" style:list-style-name="L1">
      <style:text-properties officeooo:rsid="00f0f412" officeooo:paragraph-rsid="00f0f412" fo:background-color="#ffcc00"/>
    </style:style>
    <style:style style:name="P36" style:family="paragraph" style:parent-style-name="Standard" style:list-style-name="L1">
      <style:text-properties officeooo:rsid="00055b8b" officeooo:paragraph-rsid="00055b8b" fo:background-color="#ffcc00"/>
    </style:style>
    <style:style style:name="P37" style:family="paragraph" style:parent-style-name="Standard" style:list-style-name="L1">
      <style:text-properties officeooo:rsid="0037dcc4" officeooo:paragraph-rsid="0037dcc4" fo:background-color="#ffcc00"/>
    </style:style>
    <style:style style:name="P38" style:family="paragraph" style:parent-style-name="Standard" style:list-style-name="L1">
      <style:text-properties officeooo:rsid="000cd67d" officeooo:paragraph-rsid="000cd67d" fo:background-color="#ffcc00"/>
    </style:style>
    <style:style style:name="P39" style:family="paragraph" style:parent-style-name="Standard" style:list-style-name="L1">
      <style:text-properties officeooo:rsid="00437d70" officeooo:paragraph-rsid="00437d70" fo:background-color="#ffcc00"/>
    </style:style>
    <style:style style:name="P40" style:family="paragraph" style:parent-style-name="Standard" style:list-style-name="L1">
      <style:text-properties officeooo:rsid="007f9da2" officeooo:paragraph-rsid="007f9da2" fo:background-color="#66ff99"/>
    </style:style>
    <style:style style:name="P41" style:family="paragraph" style:parent-style-name="Standard" style:list-style-name="L1">
      <style:text-properties officeooo:rsid="00e153b9" officeooo:paragraph-rsid="00e153b9" fo:background-color="#66ff99"/>
    </style:style>
    <style:style style:name="P42" style:family="paragraph" style:parent-style-name="Standard" style:list-style-name="L1">
      <style:text-properties officeooo:rsid="0082a0bc" officeooo:paragraph-rsid="0082a0bc" fo:background-color="#66ff99"/>
    </style:style>
    <style:style style:name="P43" style:family="paragraph" style:parent-style-name="Standard" style:list-style-name="L1">
      <style:text-properties officeooo:rsid="00f0f412" officeooo:paragraph-rsid="00f0f412" fo:background-color="#66ff99"/>
    </style:style>
    <style:style style:name="P44" style:family="paragraph" style:parent-style-name="Standard" style:list-style-name="L1">
      <style:text-properties officeooo:rsid="0083ccca" officeooo:paragraph-rsid="0083ccca" fo:background-color="#66ff99"/>
    </style:style>
    <style:style style:name="P45" style:family="paragraph" style:parent-style-name="Standard" style:list-style-name="L1">
      <style:text-properties officeooo:rsid="000cd67d" officeooo:paragraph-rsid="000cd67d" fo:background-color="#66ff99"/>
    </style:style>
    <style:style style:name="P46" style:family="paragraph" style:parent-style-name="Standard" style:list-style-name="L1">
      <style:text-properties officeooo:rsid="000e11a7" officeooo:paragraph-rsid="000e11a7" fo:background-color="#66ff99"/>
    </style:style>
    <style:style style:name="P47" style:family="paragraph" style:parent-style-name="Standard" style:list-style-name="L1">
      <style:text-properties officeooo:rsid="0089c828" officeooo:paragraph-rsid="0089c828" fo:background-color="#66ff99"/>
    </style:style>
    <style:style style:name="P48" style:family="paragraph" style:parent-style-name="Standard" style:list-style-name="L1">
      <style:text-properties officeooo:rsid="008ae73a" officeooo:paragraph-rsid="008ae73a" fo:background-color="#66ff99"/>
    </style:style>
    <style:style style:name="P49" style:family="paragraph" style:parent-style-name="Standard" style:list-style-name="L1">
      <style:text-properties officeooo:rsid="008ae73a" officeooo:paragraph-rsid="00b1a4cf" fo:background-color="#66ff99"/>
    </style:style>
    <style:style style:name="P50" style:family="paragraph" style:parent-style-name="Standard" style:list-style-name="L1">
      <style:text-properties officeooo:rsid="008ae73a" officeooo:paragraph-rsid="008ae73a" fo:background-color="#66ff99"/>
    </style:style>
    <style:style style:name="P51" style:family="paragraph" style:parent-style-name="Standard" style:list-style-name="L1">
      <style:text-properties officeooo:rsid="0097395d" officeooo:paragraph-rsid="0097395d" fo:background-color="#66ff99"/>
    </style:style>
    <style:style style:name="P52" style:family="paragraph" style:parent-style-name="Standard" style:list-style-name="L1">
      <style:text-properties officeooo:rsid="009f5920" officeooo:paragraph-rsid="009f5920" fo:background-color="#66ff99"/>
    </style:style>
    <style:style style:name="P53" style:family="paragraph" style:parent-style-name="Standard" style:list-style-name="L1">
      <style:text-properties officeooo:rsid="00a420cb" officeooo:paragraph-rsid="00a420cb" fo:background-color="#66ff99"/>
    </style:style>
    <style:style style:name="P54" style:family="paragraph" style:parent-style-name="Standard" style:list-style-name="L1">
      <style:text-properties officeooo:rsid="00b0d7ef" officeooo:paragraph-rsid="00b0d7ef" fo:background-color="#66ff99"/>
    </style:style>
    <style:style style:name="P55" style:family="paragraph" style:parent-style-name="Standard" style:list-style-name="L1">
      <style:text-properties officeooo:rsid="00b0d7ef" officeooo:paragraph-rsid="00b1a4cf" fo:background-color="#66ff99"/>
    </style:style>
    <style:style style:name="P56" style:family="paragraph" style:parent-style-name="Standard" style:list-style-name="L1">
      <style:text-properties officeooo:rsid="008cf05b" officeooo:paragraph-rsid="008cf05b" fo:background-color="#66ff99"/>
    </style:style>
    <style:style style:name="P57" style:family="paragraph" style:parent-style-name="Standard" style:list-style-name="L1">
      <style:text-properties officeooo:rsid="008e3ebd" officeooo:paragraph-rsid="008e3ebd" fo:background-color="#66ff99"/>
    </style:style>
    <style:style style:name="P58" style:family="paragraph" style:parent-style-name="Standard" style:list-style-name="L1">
      <style:text-properties officeooo:rsid="00bb78fb" officeooo:paragraph-rsid="00bb78fb" fo:background-color="#66ff99"/>
    </style:style>
    <style:style style:name="P59" style:family="paragraph" style:parent-style-name="Standard" style:list-style-name="L1">
      <style:text-properties officeooo:rsid="00bb78fb" officeooo:paragraph-rsid="00bb78fb" fo:background-color="#66ff99"/>
    </style:style>
    <style:style style:name="P60" style:family="paragraph" style:parent-style-name="Standard" style:list-style-name="L1">
      <style:text-properties officeooo:rsid="00c1919c" officeooo:paragraph-rsid="00c1919c" fo:background-color="#66ff99"/>
    </style:style>
    <style:style style:name="P61" style:family="paragraph" style:parent-style-name="Standard" style:list-style-name="L1">
      <style:text-properties officeooo:rsid="00d3fc34" officeooo:paragraph-rsid="00d3fc34" fo:background-color="#66ff99"/>
    </style:style>
    <style:style style:name="P62" style:family="paragraph" style:parent-style-name="Standard" style:list-style-name="L1">
      <style:text-properties officeooo:rsid="00d5588d" officeooo:paragraph-rsid="00d5588d" fo:background-color="#66ff99"/>
    </style:style>
    <style:style style:name="P63" style:family="paragraph" style:parent-style-name="Standard" style:list-style-name="L1">
      <style:text-properties officeooo:rsid="00ad6503" officeooo:paragraph-rsid="00cc8956" fo:background-color="#66ff99"/>
    </style:style>
    <style:style style:name="P64" style:family="paragraph" style:parent-style-name="Standard" style:list-style-name="L1">
      <style:text-properties officeooo:rsid="00055b8b" officeooo:paragraph-rsid="00055b8b" fo:background-color="#66ff99"/>
    </style:style>
    <style:style style:name="P65" style:family="paragraph" style:parent-style-name="Standard" style:list-style-name="L1">
      <style:text-properties officeooo:rsid="0035481c" officeooo:paragraph-rsid="0035481c" fo:background-color="#66ff99"/>
    </style:style>
    <style:style style:name="P66" style:family="paragraph" style:parent-style-name="Standard" style:list-style-name="L1">
      <style:text-properties officeooo:rsid="0036f21a" officeooo:paragraph-rsid="0036f21a" fo:background-color="#66ff99"/>
    </style:style>
    <style:style style:name="P67" style:family="paragraph" style:parent-style-name="Standard" style:list-style-name="L1">
      <style:text-properties officeooo:rsid="000b4596" officeooo:paragraph-rsid="000b4596" fo:background-color="#66ff99"/>
    </style:style>
    <style:style style:name="P68" style:family="paragraph" style:parent-style-name="Standard" style:list-style-name="L1">
      <style:text-properties officeooo:rsid="00391b0a" officeooo:paragraph-rsid="00391b0a" fo:background-color="#66ff99"/>
    </style:style>
    <style:style style:name="P69" style:family="paragraph" style:parent-style-name="Standard" style:list-style-name="L1">
      <style:text-properties officeooo:rsid="00391b0a" officeooo:paragraph-rsid="004497a8" fo:background-color="#66ff99"/>
    </style:style>
    <style:style style:name="P70" style:family="paragraph" style:parent-style-name="Standard" style:list-style-name="L1">
      <style:text-properties officeooo:rsid="00475e18" officeooo:paragraph-rsid="00475e18" fo:background-color="#66ff99"/>
    </style:style>
    <style:style style:name="P71" style:family="paragraph" style:parent-style-name="Standard" style:list-style-name="L1">
      <style:text-properties officeooo:rsid="0045ae05" officeooo:paragraph-rsid="0045ae05" fo:background-color="#66ff99"/>
    </style:style>
    <style:style style:name="P72" style:family="paragraph" style:parent-style-name="Standard" style:list-style-name="L1">
      <style:text-properties officeooo:rsid="00407522" officeooo:paragraph-rsid="00407522" fo:background-color="#66ff99"/>
    </style:style>
    <style:style style:name="P73" style:family="paragraph" style:parent-style-name="Standard" style:list-style-name="L1">
      <style:text-properties officeooo:rsid="000bb8e4" officeooo:paragraph-rsid="000bb8e4" fo:background-color="#66ff99"/>
    </style:style>
    <style:style style:name="P74" style:family="paragraph" style:parent-style-name="Standard" style:list-style-name="L1">
      <style:text-properties officeooo:rsid="00495b1f" officeooo:paragraph-rsid="00495b1f" fo:background-color="#66ff99"/>
    </style:style>
    <style:style style:name="P75" style:family="paragraph" style:parent-style-name="Standard" style:list-style-name="L1">
      <style:text-properties officeooo:rsid="006985ac" officeooo:paragraph-rsid="006985ac" fo:background-color="#66ff99"/>
    </style:style>
    <style:style style:name="P76" style:family="paragraph" style:parent-style-name="Standard" style:list-style-name="L1">
      <style:text-properties officeooo:rsid="006f3d21" officeooo:paragraph-rsid="006f3d21" fo:background-color="#66ff99"/>
    </style:style>
    <style:style style:name="P77" style:family="paragraph" style:parent-style-name="Standard" style:list-style-name="L1">
      <style:text-properties officeooo:rsid="0070e143" officeooo:paragraph-rsid="0070e143" fo:background-color="#66ff99"/>
    </style:style>
    <style:style style:name="P78" style:family="paragraph" style:parent-style-name="Standard">
      <style:text-properties style:text-position="0% 100%" officeooo:rsid="00a83b71" officeooo:paragraph-rsid="00a83b71" fo:background-color="transparent"/>
    </style:style>
    <style:style style:name="P79" style:family="paragraph" style:parent-style-name="Standard">
      <style:text-properties style:text-position="0% 100%" officeooo:rsid="00b586d3" officeooo:paragraph-rsid="00b586d3" fo:background-color="transparent"/>
    </style:style>
    <style:style style:name="P80" style:family="paragraph" style:parent-style-name="Standard">
      <style:text-properties style:text-position="0% 100%" officeooo:rsid="00c849f6" officeooo:paragraph-rsid="00c849f6" fo:background-color="transparen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45fc6"/>
    </style:style>
    <style:style style:name="T3" style:family="text">
      <style:text-properties officeooo:rsid="0033fe0e"/>
    </style:style>
    <style:style style:name="T4" style:family="text">
      <style:text-properties officeooo:rsid="0036f21a"/>
    </style:style>
    <style:style style:name="T5" style:family="text">
      <style:text-properties officeooo:rsid="00691ade"/>
    </style:style>
    <style:style style:name="T6" style:family="text">
      <style:text-properties officeooo:rsid="0070e143"/>
    </style:style>
    <style:style style:name="T7" style:family="text">
      <style:text-properties officeooo:rsid="007e8c7e"/>
    </style:style>
    <style:style style:name="T8" style:family="text">
      <style:text-properties officeooo:rsid="00855f7e"/>
    </style:style>
    <style:style style:name="T9" style:family="text">
      <style:text-properties officeooo:rsid="009146cf"/>
    </style:style>
    <style:style style:name="T10" style:family="text">
      <style:text-properties officeooo:rsid="009478fb"/>
    </style:style>
    <style:style style:name="T11" style:family="text">
      <style:text-properties officeooo:rsid="009a32e6"/>
    </style:style>
    <style:style style:name="T12" style:family="text">
      <style:text-properties officeooo:rsid="009b26d2"/>
    </style:style>
    <style:style style:name="T13" style:family="text">
      <style:text-properties officeooo:rsid="009ee759"/>
    </style:style>
    <style:style style:name="T14" style:family="text">
      <style:text-properties officeooo:rsid="00a2cde8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bb7856"/>
    </style:style>
    <style:style style:name="T18" style:family="text">
      <style:text-properties officeooo:rsid="00e294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n rapport</text:span> </text:p>
      <text:p text:style-name="P2"/>
      <text:list xml:id="list9036625467065936226" text:style-name="L1">
        <text:list-item>
          <text:p text:style-name="P14">Introduction</text:p>
          <text:list>
            <text:list-item>
              <text:p text:style-name="P16">Stage + QuChemPedIA</text:p>
            </text:list-item>
          </text:list>
          <text:p text:style-name="P15"/>
        </text:list-item>
        <text:list-item>
          <text:p text:style-name="P33">Contexte et objectifs</text:p>
          <text:list>
            <text:list-item>
              <text:p text:style-name="P17">Projet QuChemPed<text:span text:style-name="T7">ia</text:span></text:p>
            </text:list-item>
            <text:list-item>
              <text:p text:style-name="P40">Enjeux en chimie</text:p>
              <text:list>
                <text:list-item>
                  <text:p text:style-name="P41">Prédiction de propriétés moléculaires</text:p>
                </text:list-item>
                <text:list-item>
                  <text:p text:style-name="P41">Optimisation <text:span text:style-name="T18">de la géométrie moléculaire</text:span></text:p>
                </text:list-item>
              </text:list>
            </text:list-item>
            <text:list-item>
              <text:p text:style-name="P34">Utilisation de modèles d’apprentissage automatique</text:p>
              <text:list>
                <text:list-item>
                  <text:p text:style-name="P42">Principes fondamentaux <text:span text:style-name="T8">(+sur-ajustement → régularisation + recherche quadrillage)</text:span></text:p>
                  <text:list>
                    <text:list-item>
                      <text:p text:style-name="P43">Séparation des jeux de données</text:p>
                    </text:list-item>
                    <text:list-item>
                      <text:p text:style-name="P43">Validation croisée</text:p>
                    </text:list-item>
                    <text:list-item>
                      <text:p text:style-name="P43">Recherche des paramètres optimaux</text:p>
                    </text:list-item>
                    <text:list-item>
                      <text:p text:style-name="P43">Prévention du sur-ajustement</text:p>
                    </text:list-item>
                  </text:list>
                </text:list-item>
                <text:list-item>
                  <text:p text:style-name="P34">Entraînement de réseaux de neurones</text:p>
                  <text:list>
                    <text:list-item>
                      <text:p text:style-name="P44">Principe</text:p>
                    </text:list-item>
                    <text:list-item>
                      <text:p text:style-name="P43">Bibliothèques logicielles</text:p>
                    </text:list-item>
                    <text:list-item>
                      <text:p text:style-name="P35">Hyper-paramètres</text:p>
                      <text:p text:style-name="P18"/>
                    </text:list-item>
                  </text:list>
                </text:list-item>
              </text:list>
            </text:list-item>
          </text:list>
        </text:list-item>
        <text:list-item>
          <text:p text:style-name="P36">Représentations géométriques moléculaires</text:p>
          <text:list>
            <text:list-item>
              <text:p text:style-name="P37">Intro (autres propriétés modèles)</text:p>
            </text:list-item>
            <text:list-item>
              <text:p text:style-name="P38">Matrice des coordonnées atomiques</text:p>
            </text:list-item>
            <text:list-item>
              <text:p text:style-name="P45">Matrice réduite des distances inter-atomiques</text:p>
              <text:list>
                <text:list-item>
                  <text:p text:style-name="P45">Motivation</text:p>
                </text:list-item>
                <text:list-item>
                  <text:p text:style-name="P45">Formalisation</text:p>
                </text:list-item>
                <text:list-item>
                  <text:p text:style-name="P45">Reconstruction des molécules</text:p>
                </text:list-item>
              </text:list>
            </text:list-item>
            <text:list-item>
              <text:p text:style-name="P45">Matrice des distances à des points fixes</text:p>
              <text:list>
                <text:list-item>
                  <text:p text:style-name="P45">Motivation</text:p>
                </text:list-item>
                <text:list-item>
                  <text:p text:style-name="P45">Formalisation</text:p>
                </text:list-item>
                <text:list-item>
                  <text:p text:style-name="P45">Reconstruction des molécules</text:p>
                </text:list-item>
              </text:list>
            </text:list-item>
            <text:list-item>
              <text:p text:style-name="P38">Représentation locale des liaisons covalentes</text:p>
              <text:list>
                <text:list-item>
                  <text:p text:style-name="P46">Motivation</text:p>
                </text:list-item>
                <text:list-item>
                  <text:p text:style-name="P46">Classes positionnelles</text:p>
                </text:list-item>
                <text:list-item>
                  <text:p text:style-name="P46">Distances aux atomes de la liaison</text:p>
                </text:list-item>
                <text:list-item>
                  <text:p text:style-name="P39">Restriction au voisinage le plus proche</text:p>
                </text:list-item>
              </text:list>
            </text:list-item>
            <text:list-item>
              <text:p text:style-name="P19">Autres représentations</text:p>
              <text:list>
                <text:list-item>
                  <text:p text:style-name="P20">Angles ? MG ?</text:p>
                  <text:p text:style-name="P20"/>
                </text:list-item>
              </text:list>
            </text:list-item>
          </text:list>
        </text:list-item>
        <text:list-item>
          <text:p text:style-name="P29">Données</text:p>
          <text:list>
            <text:list-item>
              <text:p text:style-name="P30">Bases de données moléculaires</text:p>
              <text:list>
                <text:list-item>
                  <text:p text:style-name="P30">Pubchem</text:p>
                </text:list-item>
                <text:list-item>
                  <text:p text:style-name="P30">PubchemQC</text:p>
                </text:list-item>
              </text:list>
            </text:list-item>
            <text:list-item>
              <text:p text:style-name="P31">Analyse des données</text:p>
              <text:list>
                <text:list-item>
                  <text:p text:style-name="P32">Taille des molécules</text:p>
                </text:list-item>
                <text:list-item>
                  <text:p text:style-name="P32">Distribution des liaisons</text:p>
                </text:list-item>
              </text:list>
              <text:p text:style-name="P19"/>
            </text:list-item>
          </text:list>
        </text:list-item>
        <text:list-item>
          <text:p text:style-name="P21">Données</text:p>
          <text:list>
            <text:list-item>
              <text:p text:style-name="P22">Pubchem/PubchemQC/Stats <text:span text:style-name="T13">distrib liaisons/Tailles mol</text:span>/Données aberrantes…</text:p>
            </text:list-item>
            <text:list-item>
              <text:p text:style-name="P23">Préparation des données</text:p>
              <text:list>
                <text:list-item>
                  <text:p text:style-name="P23">Jeux d’entraînement/jeux de test</text:p>
                </text:list-item>
              </text:list>
            </text:list-item>
          </text:list>
        </text:list-item>
      </text:list>
      <text:p text:style-name="P4"><text:soft-page-break/></text:p>
      <text:list xml:id="list94034538763736" text:continue-numbering="true" text:style-name="L1">
        <text:list-item>
          <text:p text:style-name="P47">Prédiction de longueurs de liaisons convergées</text:p>
          <text:list>
            <text:list-item>
              <text:p text:style-name="P48">Introduction</text:p>
              <text:list>
                <text:list-item>
                  <text:p text:style-name="P48">Motivation</text:p>
                </text:list-item>
                <text:list-item>
                  <text:p text:style-name="P51">Représentation des données</text:p>
                  <text:list>
                    <text:list-item>
                      <text:p text:style-name="P52">Données en entrée des modèles</text:p>
                    </text:list-item>
                    <text:list-item>
                      <text:p text:style-name="P52">Homogénéisation de la taille des entrées</text:p>
                    </text:list-item>
                    <text:list-item>
                      <text:p text:style-name="P53">Représentation d’une liaison en entrée d’un modèle</text:p>
                    </text:list-item>
                  </text:list>
                </text:list-item>
                <text:list-item>
                  <text:p text:style-name="P48">Méthodologie</text:p>
                  <text:list>
                    <text:list-item>
                      <text:p text:style-name="P54">Précision requise</text:p>
                    </text:list-item>
                    <text:list-item>
                      <text:p text:style-name="P55">Classes de modèles</text:p>
                    </text:list-item>
                    <text:list-item>
                      <text:p text:style-name="P49">Nomenclature</text:p>
                    </text:list-item>
                  </text:list>
                </text:list-item>
              </text:list>
            </text:list-item>
            <text:list-item>
              <text:p text:style-name="P48">Prédiction de <text:span text:style-name="T11">longueurs de liaisons </text:span>carbone-carbone</text:p>
              <text:list>
                <text:list-item>
                  <text:p text:style-name="P56">Modèle naïf </text:p>
                </text:list-item>
                <text:list-item>
                  <text:p text:style-name="P57">Restriction au voisinage le plus proche</text:p>
                </text:list-item>
                <text:list-item>
                  <text:p text:style-name="P57">Application de fonctions aux distances</text:p>
                </text:list-item>
                <text:list-item>
                  <text:p text:style-name="P57">Réduction de la <text:span text:style-name="T10">largeur</text:span> du réseau</text:p>
                </text:list-item>
                <text:list-item>
                  <text:p text:style-name="P57">Recherche par quadrillage des paramètres du modèle naïf</text:p>
                </text:list-item>
              </text:list>
            </text:list-item>
            <text:list-item>
              <text:p text:style-name="P48">Généralisation de la méthode <text:span text:style-name="T12">à d’autres liaisons</text:span></text:p>
              <text:list>
                <text:list-item>
                  <text:p text:style-name="P58">Modèle naïf</text:p>
                  <text:list>
                    <text:list-item>
                      <text:p text:style-name="P60">Analyse statistique des erreurs</text:p>
                    </text:list-item>
                    <text:list-item>
                      <text:p text:style-name="P60">Représentation graphique des résultats</text:p>
                    </text:list-item>
                  </text:list>
                </text:list-item>
                <text:list-item>
                  <text:p text:style-name="P58">Restriction au voisinage le plus proche</text:p>
                  <text:list>
                    <text:list-item>
                      <text:p text:style-name="P60">Analyse statistique des erreurs</text:p>
                    </text:list-item>
                    <text:list-item>
                      <text:p text:style-name="P60">Représentation graphique des résultats</text:p>
                    </text:list-item>
                  </text:list>
                </text:list-item>
                <text:list-item>
                  <text:p text:style-name="P59">Application de fonctions aux distances</text:p>
                </text:list-item>
              </text:list>
            </text:list-item>
            <text:list-item>
              <text:p text:style-name="P50">Ouverture à d’autres modèles d’apprentissage automatique<text:span text:style-name="T9">s</text:span></text:p>
              <text:list>
                <text:list-item>
                  <text:p text:style-name="P61">Entraînement de modèles KRR</text:p>
                  <text:list>
                    <text:list-item>
                      <text:p text:style-name="P50">Recherche par quadrillage</text:p>
                    </text:list-item>
                    <text:list-item>
                      <text:p text:style-name="P61">Entraînement d’un modèle et analyse des prédictions</text:p>
                    </text:list-item>
                  </text:list>
                </text:list-item>
                <text:list-item>
                  <text:p text:style-name="P62">Entraînement de modèles SVM</text:p>
                  <text:list>
                    <text:list-item>
                      <text:p text:style-name="P63">Recherche par quadrillage (non aboutie)</text:p>
                      <text:p text:style-name="P63">Entraînement d’un modèle naïf</text:p>
                      <text:p text:style-name="P63"/>
                    </text:list-item>
                  </text:list>
                </text:list-item>
              </text:list>
            </text:list-item>
          </text:list>
        </text:list-item>
        <text:list-item>
          <text:p text:style-name="P64">Prédiction de géométries moléculaires convergées</text:p>
          <text:list>
            <text:list-item>
              <text:p text:style-name="P65">Introduction</text:p>
              <text:list>
                <text:list-item>
                  <text:p text:style-name="P65">Motivation</text:p>
                </text:list-item>
                <text:list-item>
                  <text:p text:style-name="P65">Méthodologie</text:p>
                </text:list-item>
                <text:list-item>
                  <text:p text:style-name="P65">Nomenclatur<text:span text:style-name="T4">e</text:span></text:p>
                </text:list-item>
              </text:list>
            </text:list-item>
            <text:list-item>
              <text:p text:style-name="P66">Modèles</text:p>
              <text:list>
                <text:list-item>
                  <text:p text:style-name="P67"><text:span text:style-name="T3">Rerprésentation des d</text:span>onnées <text:span text:style-name="T2">(+ padding)</text:span></text:p>
                  <text:list>
                    <text:list-item>
                      <text:p text:style-name="P68">Représentations géométriques</text:p>
                    </text:list-item>
                    <text:list-item>
                      <text:p text:style-name="P68">Propriétés atomiques supplémentaires</text:p>
                    </text:list-item>
                    <text:list-item>
                      <text:p text:style-name="P69">Bruit</text:p>
                    </text:list-item>
                    <text:list-item>
                      <text:p text:style-name="P70">Homogénéisation des tailles de données</text:p>
                    </text:list-item>
                    <text:list-item>
                      <text:p text:style-name="P71">Unités</text:p>
                    </text:list-item>
                    <text:list-item>
                      <text:p text:style-name="P72">Synthèse du flux de données</text:p>
                    </text:list-item>
                  </text:list>
                </text:list-item>
                <text:list-item>
                  <text:p text:style-name="P73">Évaluation des performances</text:p>
                  <text:list>
                    <text:list-item>
                      <text:p text:style-name="P74">Fonctions de coût</text:p>
                    </text:list-item>
                    <text:list-item>
                      <text:p text:style-name="P74">Fonctions de validation</text:p>
                    </text:list-item>
                    <text:list-item>
                      <text:p text:style-name="P74">Erreur introduite par le bruit</text:p>
                    </text:list-item>
                  </text:list>
                </text:list-item>
                <text:list-item>
                  <text:p text:style-name="P73">Architectures</text:p>
                </text:list-item>
                <text:list-item>
                  <text:p text:style-name="P73"><text:soft-page-break/><text:span text:style-name="T5">O</text:span>ptimisation des modèles (recherches quadrillage)</text:p>
                </text:list-item>
              </text:list>
            </text:list-item>
            <text:list-item>
              <text:p text:style-name="P75">Résultats</text:p>
              <text:list>
                <text:list-item>
                  <text:p text:style-name="P76">Estimation des performances lors de l’entraînement</text:p>
                </text:list-item>
                <text:list-item>
                  <text:p text:style-name="P76">Analyse détaillée d’un modèle</text:p>
                  <text:list>
                    <text:list-item>
                      <text:p text:style-name="P76">Analyse statistique</text:p>
                    </text:list-item>
                    <text:list-item>
                      <text:p text:style-name="P76">Distribution <text:span text:style-name="T6">de l’erreur absolue</text:span></text:p>
                    </text:list-item>
                    <text:list-item>
                      <text:p text:style-name="P77">Distribution de l’erreur absolue en fonction des cibles</text:p>
                    </text:list-item>
                    <text:list-item>
                      <text:p text:style-name="P77">Distribution des prédictions en fonction des cibles</text:p>
                    </text:list-item>
                  </text:list>
                </text:list-item>
                <text:list-item>
                  <text:p text:style-name="P77">Abandon de la méthode</text:p>
                  <text:p text:style-name="P77"/>
                </text:list-item>
              </text:list>
            </text:list-item>
          </text:list>
        </text:list-item>
        <text:list-item>
          <text:p text:style-name="P24">Automatisation des traitements</text:p>
          <text:list>
            <text:list-header>
              <text:p text:style-name="P73"/>
            </text:list-header>
          </text:list>
        </text:list-item>
        <text:list-item>
          <text:p text:style-name="P25">Perspectives</text:p>
          <text:list>
            <text:list-item>
              <text:p text:style-name="P26">Modules</text:p>
              <text:list>
                <text:list-item>
                  <text:p text:style-name="P26">Données issues mécanique moléculaire</text:p>
                </text:list-item>
                <text:list-item>
                  <text:p text:style-name="P26">Tester un modèle pour plusieurs liaisons</text:p>
                  <text:list>
                    <text:list-item>
                      <text:p text:style-name="P27">Unique modèle</text:p>
                    </text:list-item>
                    <text:list-item>
                      <text:p text:style-name="P27">Modèle C ?</text:p>
                    </text:list-item>
                  </text:list>
                </text:list-item>
              </text:list>
            </text:list-item>
            <text:list-item>
              <text:p text:style-name="P28">Entrée graphes</text:p>
            </text:list-item>
          </text:list>
          <text:p text:style-name="P25"/>
        </text:list-item>
        <text:list-item>
          <text:p text:style-name="P25">Conclusion</text:p>
        </text:list-item>
      </text:list>
      <text:p text:style-name="P3"/>
      <text:p text:style-name="P5">+ Automatisation traitements</text:p>
      <text:p text:style-name="P6">+ Notebooks</text:p>
      <text:p text:style-name="P7">+ Ajout ref modèles associés dans représentation des géométries</text:p>
      <text:p text:style-name="P8">+ Contrainte matérielle → peu d’exécutions</text:p>
      <text:p text:style-name="P9">+ Enlever <text:span text:style-name="T14">matrice des distances inter atomiques complète</text:span></text:p>
      <text:p text:style-name="P10">+ Revoir homogénéisation DELTA_DIST</text:p>
      <text:p text:style-name="P11">+ 10<text:span text:style-name="T15">-15</text:span> → 10<text:span text:style-name="T15">-12</text:span></text:p>
      <text:p text:style-name="P78">+ Mise en page !</text:p>
      <text:p text:style-name="P79">+ Ajouter distances considérées comme liaison DIST_REL_C + DIST_REL_XY</text:p>
      <text:p text:style-name="P12"><text:span text:style-name="T16">+ </text:span><text:span text:style-name="T17">Voir si entraînement DIST REL XY 5 efficace ?</text:span></text:p>
      <text:p text:style-name="P13"><text:span text:style-name="T17">+ </text:span><text:span text:style-name="T16">Paramètres → hyperparamètres</text:span></text:p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21T09:40:33.404671048</dc:date>
    <meta:editing-duration>P8DT1H51M23S</meta:editing-duration>
    <meta:editing-cycles>189</meta:editing-cycles>
    <meta:generator>LibreOffice/5.1.6.2$Linux_X86_64 LibreOffice_project/10m0$Build-2</meta:generator>
    <meta:document-statistic meta:table-count="0" meta:image-count="0" meta:object-count="0" meta:page-count="3" meta:paragraph-count="126" meta:word-count="573" meta:character-count="3775" meta:non-whitespace-character-count="3439"/>
  </office:meta>
</office:document-meta>
</file>